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draw:fill-color="#ff9966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8.2cm" svg:height="2.3cm" svg:x="1.8cm" svg:y="2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8.3cm" svg:height="2.6cm" svg:x="1.8cm" svg:y="2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8.89cm" svg:height="7.7cm" svg:x="1.7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.09cm" svg:height="8cm" svg:x="1.5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.1cm" svg:height="2cm" svg:x="1.3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952cm" svg:height="0.962cm" svg:x="1.6cm" svg:y="4.738cm">
          <draw:text-box>
            <text:p>Library plots</text:p>
          </draw:text-box>
        </draw:frame>
        <draw:frame draw:style-name="gr2" draw:layer="layout" svg:width="5.18cm" svg:height="0.962cm" svg:x="1.5cm" svg:y="2.038cm">
          <draw:text-box>
            <text:p>Client webpages</text:p>
          </draw:text-box>
        </draw:frame>
        <draw:frame draw:style-name="gr2" draw:layer="layout" svg:width="6.302cm" svg:height="0.962cm" svg:x="2.4cm" svg:y="18.638cm">
          <draw:text-box>
            <text:p>PHP library methods</text:p>
          </draw:text-box>
        </draw:frame>
        <draw:frame draw:style-name="gr2" draw:layer="layout" svg:width="3.529cm" svg:height="0.962cm" svg:x="2.9cm" svg:y="22.538cm">
          <draw:text-box>
            <text:p>Databases</text:p>
          </draw:text-box>
        </draw:frame>
        <draw:frame draw:style-name="gr2" draw:layer="layout" svg:width="7.686cm" svg:height="0.962cm" svg:x="2.1cm" svg:y="25.338cm">
          <draw:text-box>
            <text:p>Robots and other devices</text:p>
          </draw:text-box>
        </draw:frame>
        <draw:custom-shape draw:style-name="gr3" draw:text-style-name="P1" draw:layer="layout" svg:width="3.6cm" svg:height="1.4cm" svg:x="7.2cm" svg:y="1.6cm">
          <text:p text:style-name="P1">index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2cm" svg:height="1.5cm" svg:x="12.3cm" svg:y="1.5cm">
          <text:p text:style-name="P1">test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4cm" svg:height="1.6cm" svg:x="16.6cm" svg:y="1.5cm">
          <text:p text:style-name="P1">And so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cm" svg:height="1.5cm" svg:x="7.6cm" svg:y="4.3cm">
          <text:p text:style-name="P1">staticPl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1.7cm" svg:x="12.2cm" svg:y="4.1cm">
          <text:p text:style-name="P1">dynamicPl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cm" svg:height="1.8cm" svg:x="17cm" svg:y="4.2cm">
          <text:p text:style-name="P1">trajPlo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cm" svg:height="1.7cm" svg:x="10.4cm" svg:y="5.8cm">
          <text:p text:style-name="P1">trajG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9cm" svg:height="1.6cm" svg:x="15.3cm" svg:y="5.9cm">
          <text:p text:style-name="P1">And so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7cm" svg:height="1.7cm" svg:x="2.2cm" svg:y="10cm">
          <text:p text:style-name="P1">phpCom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cm" svg:height="1.4cm" svg:x="4.4cm" svg:y="7cm">
          <text:p text:style-name="P1">robot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2cm" svg:height="1.7cm" svg:x="2.7cm" svg:y="13.4cm">
          <text:p text:style-name="P1">call_method.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cm" svg:height="1.4cm" svg:x="2.8cm" svg:y="15.7cm">
          <text:p text:style-name="P1">call_metho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6cm" svg:height="1.7cm" svg:x="8.6cm" svg:y="17.2cm">
          <text:p text:style-name="P1">get_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cm" svg:height="1.7cm" svg:x="12.4cm" svg:y="17.1cm">
          <text:p text:style-name="P1">get_robot_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cm" svg:height="1.5cm" svg:x="17.7cm" svg:y="17.1cm">
          <text:p text:style-name="P1">cal_gr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3cm" svg:height="1.2cm" svg:x="11cm" svg:y="19.1cm">
          <text:p text:style-name="P1">And so 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2cm" svg:height="1.7cm" svg:x="8.8cm" svg:y="22.2cm">
          <text:p text:style-name="P1">Red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7cm" svg:height="1.7cm" svg:x="14.2cm" svg:y="22.2cm">
          <text:p text:style-name="P1">Backup Red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cm" svg:height="1.7cm" svg:x="10.2cm" svg:y="24.9cm">
          <text:p text:style-name="P1">Robo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cm" svg:height="1.7cm" svg:x="14.9cm" svg:y="24.8cm">
          <text:p text:style-name="P1">Came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8cm" svg:height="1.4cm" svg:x="4.1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.4cm" svg:x="4.5cm" svg:y="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cm" svg:height="4cm" svg:x="2.7cm" svg:y="5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cm" svg:height="1.4cm" svg:x="4.7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cm" svg:height="1.4cm" svg:x="4.7cm" svg:y="11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5cm" svg:height="0.8cm" svg:x="5cm" svg:y="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cm" svg:height="1.4cm" svg:x="4.9cm" svg:y="17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cm" svg:height="1.4cm" svg:x="4.7cm" svg:y="20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cm" svg:height="1.4cm" svg:x="4.5cm" svg:y="2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9T20:24:26</meta:creation-date>
    <dc:date>2013-03-09T20:47:24</dc:date>
    <meta:editing-duration>PT22M58S</meta:editing-duration>
    <meta:editing-cycles>21</meta:editing-cycles>
    <meta:generator>LibreOffice/3.4$Linux LibreOffice_project/340m1$Build-402</meta:generator>
    <meta:document-statistic meta:object-count="39"/>
  </office:meta>
</office:document-meta>
</file>